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IPAmjMincho" svg:font-family="IPAmjMincho" style:font-adornments="標準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fo:font-size="36pt" officeooo:rsid="001e6f49" officeooo:paragraph-rsid="001e6f49" style:font-size-asian="36pt" style:font-size-complex="36pt"/>
    </style:style>
    <style:style style:name="P2" style:family="paragraph" style:parent-style-name="Standard">
      <style:text-properties fo:font-size="36pt" officeooo:rsid="001e6f49" officeooo:paragraph-rsid="001fcaab" style:font-name-asian="IPAmjMincho" style:font-size-asian="36pt" style:language-asian="ja" style:country-asian="JP" style:font-size-complex="36pt"/>
    </style:style>
    <style:style style:name="P3" style:family="paragraph" style:parent-style-name="Standard">
      <style:text-properties fo:font-size="12pt" officeooo:rsid="001e6f49" officeooo:paragraph-rsid="001e6f49" style:font-size-asian="12pt" style:font-size-complex="12pt"/>
    </style:style>
    <style:style style:name="T1" style:family="text">
      <style:text-properties fo:font-size="12pt" style:font-name-asian="IPAmjMincho" style:font-size-asian="12pt" style:language-asian="ja" style:country-asian="JP" style:font-size-complex="12pt"/>
    </style:style>
    <style:style style:name="T2" style:family="text">
      <style:text-properties officeooo:rsid="001fca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+8FBAU+E0101U+8FBAU+E0102</text:p>
      <text:p text:style-name="P1">辺󠄁辺󠄂</text:p>
      <text:p text:style-name="P1"><text:span text:style-name="T1">U+9089;U+E010FU+9089;U+E0110 </text:span></text:p>
      <text:p text:style-name="P2"><text:span text:style-name="T2">邉󠄏邉󠄐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IPAmjMincho" svg:font-family="IPAmjMincho" style:font-adornments="標準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-asian="IPAmjMincho" style:font-family-asian="IPAmjMincho" style:font-style-name-asian="標準" style:font-pitch-asian="variable" style:font-size-asian="10.5pt" style:language-asian="ja" style:country-asian="JP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19:33:03.619957120</meta:creation-date>
    <dc:date>2017-10-30T19:39:19.075590648</dc:date>
    <meta:editing-duration>PT6M15S</meta:editing-duration>
    <meta:editing-cycles>2</meta:editing-cycles>
    <meta:generator>LibreOffice/5.4.1.2$Linux_X86_64 LibreOffice_project/40m0$Build-2</meta:generator>
    <meta:document-statistic meta:table-count="0" meta:image-count="0" meta:object-count="0" meta:page-count="1" meta:paragraph-count="4" meta:word-count="10" meta:character-count="59" meta:non-whitespace-character-count="62"/>
  </office:meta>
</office:document-meta>
</file>